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DO BALCÁZAR, VERÓNICA MARIA HERMI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I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ONDO BALCÁZAR, VERÓNICA MARIA HERMI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094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4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1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27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